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RequestCondition.combine( HeadersRequestCondition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eadersRequestCondition.getValueMatchCount( Set &lt; HeaderExpression &gt; expres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Expression.matchValue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getMatchingCondition( ServerWebExchange exchang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eaderExpression.matchName(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Expression.parseValue( String value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Expression.isCaseSensi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HeadersRequestCondition( String ...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compareTo( HeadersRequestCondition other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parseExpressions( String ... head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eaderExpression.Header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adersRequestCondition.HeadersRequestCondition( Set &lt; HeaderExpression &gt; 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